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auceCodePro NF" svg:font-family="'SauceCodePro NF'" style:font-adornments="Regular" style:font-pitch="fixed"/>
  </office:font-face-decls>
  <office:automatic-styles>
    <style:style style:name="dp1" style:family="drawing-page">
      <style:drawing-page-properties draw:fill="solid" draw:fill-color="#1c1c1c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true" fo:min-height="3.449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true" fo:min-height="2.29cm" fo:min-width="11.432cm" loext:decorative="false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style:text-properties fo:color="#ffffff" loext:opacity="100%" fo:font-size="84pt"/>
    </style:style>
    <style:style style:name="P3" style:family="paragraph">
      <loext:graphic-properties draw:fill="none" draw:fill-color="#ffffff"/>
      <style:text-properties fo:color="#ffffff" loext:opacity="100%" fo:font-size="84pt"/>
    </style:style>
    <style:style style:name="P4" style:family="paragraph">
      <style:text-properties fo:color="#ffffff" loext:opacity="100%" fo:font-size="60pt"/>
    </style:style>
    <style:style style:name="P5" style:family="paragraph">
      <loext:graphic-properties draw:fill="none" draw:fill-color="#ffffff"/>
      <style:text-properties fo:color="#ffffff" loext:opacity="100%" fo:font-size="60pt"/>
    </style:style>
    <style:style style:name="T1" style:family="text">
      <style:text-properties fo:color="#ffffff" loext:opacity="100%" fo:font-size="84pt"/>
    </style:style>
    <style:style style:name="T2" style:family="text">
      <style:text-properties fo:color="#ffffff" loext:opacity="100%" fo:font-size="6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Title Page" draw:style-name="dp1" draw:master-page-name="Default">
        <draw:frame draw:style-name="gr1" draw:text-style-name="P1" draw:layer="layout" svg:width="0.502cm" svg:height="0.962cm" svg:x="1cm" svg:y="2.587cm">
          <draw:text-box>
            <text:p/>
          </draw:text-box>
        </draw:frame>
        <draw:frame draw:style-name="gr2" draw:text-style-name="P3" draw:layer="layout" svg:width="12.948cm" svg:height="3.977cm" svg:x="7.496cm" svg:y="8.807cm">
          <draw:text-box>
            <text:p text:style-name="P2"><text:span text:style-name="T1">webserv</text:span></text:p>
          </draw:text-box>
        </draw:frame>
      </draw:page>
      <draw:page draw:name="OSI Model" draw:style-name="dp1" draw:master-page-name="Default">
        <draw:frame draw:style-name="gr1" draw:text-style-name="P1" draw:layer="layout" svg:width="0.502cm" svg:height="0.962cm" svg:x="1cm" svg:y="2.587cm">
          <draw:text-box>
            <text:p/>
          </draw:text-box>
        </draw:frame>
        <draw:frame draw:style-name="gr3" draw:text-style-name="P5" draw:layer="layout" svg:width="11.932cm" svg:height="2.914cm" svg:x="8.004cm" svg:y="0.381cm">
          <draw:text-box>
            <text:p text:style-name="P4"><text:span text:style-name="T2">OSI Model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auceCodePro NF" svg:font-family="'SauceCodePro NF'" style:font-adornments="Regular" style:font-pitch="fixe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SauceCodePro NF" fo:font-family="'SauceCodePro NF'" style:font-style-name="Regular" style:font-pitch="fixed" fo:font-size="6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381cm" fo:margin-bottom="0.381cm" fo:margin-left="0.381cm" fo:margin-right="0.38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7T10:05:47.579443000</meta:creation-date>
    <dc:date>2025-11-17T10:22:12.945737000</dc:date>
    <meta:editing-duration>PT5M34S</meta:editing-duration>
    <meta:editing-cycles>1</meta:editing-cycles>
    <meta:document-statistic meta:object-count="4"/>
    <meta:generator>LibreOffice/25.8.1.1$FreeBSD_X86_64 LibreOffice_project/580$Build-1</meta:generator>
  </office:meta>
</office:document-meta>
</file>